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99ccff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gradient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1cm" svg:x="0.743cm" svg:y="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1cm" svg:x="0.743cm" svg:y="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3" draw:text-style-name="P1" draw:layer="layout" svg:width="0.361cm" svg:height="0.371cm" svg:x="0.806cm" svg:y="0cm">
          <text:p/>
        </draw:ellipse>
        <draw:ellipse draw:style-name="gr3" draw:text-style-name="P1" draw:layer="layout" svg:width="0.361cm" svg:height="0.371cm" svg:x="0.809cm" svg:y="1.62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4T00:54:04.16</dc:date>
    <dc:creator>Wincent Balin</dc:creator>
    <meta:editing-duration>PT09H33M07S</meta:editing-duration>
    <meta:editing-cycles>5</meta:editing-cycles>
    <meta:generator>OpenOffice.org/3.2$Win32 OpenOffice.org_project/320m18$Build-9502</meta:generator>
    <meta:document-statistic meta:object-count="4"/>
  </office:meta>
</office:document-meta>
</file>